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87d29" officeooo:paragraph-rsid="00187d2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it Hub Instructions on how to save project.</text:h>
      <text:p text:style-name="Standard"/>
      <text:p text:style-name="Standard">git init</text:p>
      <text:p text:style-name="Standard">git add .</text:p>
      <text:p text:style-name="Standard">git commit -m "Add all my files"</text:p>
      <text:p text:style-name="Standard">git remote add origin https://github.com/yourusername/your-repo-name.git</text:p>
      <text:p text:style-name="Standard">Upload of project from scratch require git pull origin master. </text:p>
      <text:p text:style-name="Standard">git pull origin master</text:p>
      <text:p text:style-name="Standard">git push origin master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87d29" officeooo:paragraph-rsid="00187d2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GITHUB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1T10:12:01.669623565</meta:creation-date>
    <dc:date>2022-12-01T10:13:54.897069747</dc:date>
    <meta:editing-duration>PT1M54S</meta:editing-duration>
    <meta:editing-cycles>1</meta:editing-cycles>
    <meta:document-statistic meta:table-count="0" meta:image-count="0" meta:object-count="0" meta:page-count="1" meta:paragraph-count="9" meta:word-count="44" meta:character-count="278" meta:non-whitespace-character-count="242"/>
    <meta:generator>LibreOffice/6.4.7.2$Linux_X86_64 LibreOffice_project/40$Build-2</meta:generator>
  </office:meta>
</office:document-meta>
</file>